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079cm" style:contextual-spacing="false" fo:line-height="100%" fo:text-indent="1.101cm" style:auto-text-indent="false"/>
      <style:text-properties officeooo:rsid="0015e026" officeooo:paragraph-rsid="0015e026"/>
    </style:style>
    <style:style style:name="P2" style:family="paragraph" style:parent-style-name="Standard" style:master-page-name="">
      <style:paragraph-properties fo:margin-left="0cm" fo:margin-right="0cm" fo:margin-top="0cm" fo:margin-bottom="0.079cm" style:contextual-spacing="false" fo:line-height="100%" fo:text-indent="1.199cm" style:auto-text-indent="false" style:page-number="auto"/>
      <style:text-properties officeooo:rsid="0015e026" officeooo:paragraph-rsid="0015e026"/>
    </style:style>
    <style:style style:name="P3" style:family="paragraph" style:parent-style-name="Standard">
      <style:paragraph-properties fo:margin-left="0cm" fo:margin-right="0cm" fo:margin-top="0cm" fo:margin-bottom="0.079cm" style:contextual-spacing="false" fo:line-height="100%" fo:text-indent="1.199cm" style:auto-text-indent="false"/>
      <style:text-properties officeooo:rsid="0015e026" officeooo:paragraph-rsid="0015e026"/>
    </style:style>
    <style:style style:name="P4" style:family="paragraph" style:parent-style-name="Standard" style:master-page-name="">
      <style:paragraph-properties fo:margin-left="0cm" fo:margin-right="0cm" fo:margin-top="0cm" fo:margin-bottom="0.079cm" style:contextual-spacing="false" fo:line-height="100%" fo:text-indent="1.3cm" style:auto-text-indent="false" style:page-number="auto"/>
      <style:text-properties officeooo:rsid="0015e026" officeooo:paragraph-rsid="0015e026"/>
    </style:style>
    <style:style style:name="P5" style:family="paragraph" style:parent-style-name="Standard">
      <style:paragraph-properties fo:margin-left="0cm" fo:margin-right="0cm" fo:margin-top="0cm" fo:margin-bottom="0.079cm" style:contextual-spacing="false" fo:line-height="100%" fo:text-indent="1.3cm" style:auto-text-indent="false"/>
      <style:text-properties officeooo:rsid="0015e026" officeooo:paragraph-rsid="0015e026"/>
    </style:style>
    <style:style style:name="P6" style:family="paragraph" style:parent-style-name="Standard" style:master-page-name="">
      <style:paragraph-properties fo:margin-left="0cm" fo:margin-right="0cm" fo:margin-top="0cm" fo:margin-bottom="0.079cm" style:contextual-spacing="false" fo:line-height="100%" fo:text-indent="1.401cm" style:auto-text-indent="false" style:page-number="auto"/>
      <style:text-properties officeooo:rsid="0015e026" officeooo:paragraph-rsid="0015e026"/>
    </style:style>
    <style:style style:name="P7" style:family="paragraph" style:parent-style-name="Standard">
      <style:paragraph-properties fo:margin-left="0cm" fo:margin-right="0cm" fo:margin-top="0cm" fo:margin-bottom="0.079cm" style:contextual-spacing="false" fo:line-height="100%" fo:text-indent="1.401cm" style:auto-text-indent="false"/>
      <style:text-properties officeooo:rsid="0015e026" officeooo:paragraph-rsid="0015e026"/>
    </style:style>
    <style:style style:name="P8" style:family="paragraph" style:parent-style-name="Standard">
      <style:paragraph-properties fo:margin-top="0cm" fo:margin-bottom="0.079cm" style:contextual-spacing="false" fo:line-height="100%"/>
      <style:text-properties officeooo:rsid="0015e026" officeooo:paragraph-rsid="0015e026"/>
    </style:style>
    <style:style style:name="P9" style:family="paragraph" style:parent-style-name="Standard">
      <style:paragraph-properties fo:margin-top="0cm" fo:margin-bottom="0.079cm" style:contextual-spacing="false" fo:line-height="100%"/>
      <style:text-properties fo:font-weight="bold" officeooo:rsid="0015e026" officeooo:paragraph-rsid="0015e026" style:font-weight-asian="bold" style:font-weight-complex="bold"/>
    </style:style>
    <style:style style:name="P10" style:family="paragraph" style:parent-style-name="Standard">
      <style:paragraph-properties fo:margin-top="0cm" fo:margin-bottom="0.079cm" style:contextual-spacing="false" fo:line-height="100%"/>
      <style:text-properties fo:font-weight="bold" officeooo:rsid="0015e026" officeooo:paragraph-rsid="0015e026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.079cm" style:contextual-spacing="false" fo:line-height="100%" fo:text-indent="1.401cm" style:auto-text-indent="false"/>
      <style:text-properties officeooo:rsid="0015e026" officeooo:paragraph-rsid="0015e026"/>
    </style:style>
    <style:style style:name="P12" style:family="paragraph" style:parent-style-name="Standard">
      <style:paragraph-properties fo:margin-left="0cm" fo:margin-right="0cm" fo:margin-top="0cm" fo:margin-bottom="0.079cm" style:contextual-spacing="false" fo:line-height="100%" fo:text-indent="1.401cm" style:auto-text-indent="false"/>
      <style:text-properties officeooo:rsid="0017f32d" officeooo:paragraph-rsid="0017f32d"/>
    </style:style>
    <style:style style:name="P13" style:family="paragraph" style:parent-style-name="Standard">
      <style:paragraph-properties fo:margin-left="0cm" fo:margin-right="0cm" fo:margin-top="0cm" fo:margin-bottom="0.079cm" style:contextual-spacing="false" fo:line-height="100%" fo:text-indent="1.401cm" style:auto-text-indent="false"/>
      <style:text-properties officeooo:rsid="0017f32d" officeooo:paragraph-rsid="001834f1"/>
    </style:style>
    <style:style style:name="P14" style:family="paragraph" style:parent-style-name="Standard">
      <style:paragraph-properties fo:margin-left="0cm" fo:margin-right="0cm" fo:margin-top="0cm" fo:margin-bottom="0.079cm" style:contextual-spacing="false" fo:line-height="100%" fo:text-indent="0cm" style:auto-text-indent="false"/>
      <style:text-properties fo:font-style="normal" fo:font-weight="bold" officeooo:rsid="001834f1" officeooo:paragraph-rsid="001834f1" style:font-style-asian="normal" style:font-weight-asian="bold" style:font-style-complex="normal" style:font-weight-complex="bold"/>
    </style:style>
    <style:style style:name="T1" style:family="text">
      <style:text-properties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. Dinis:</text:p>
      <text:p text:style-name="P1"><text:span text:style-name="T1">B</text:span>520a, <text:span text:style-name="T1">V</text:span>113</text:p>
      <text:p text:style-name="P1"><text:span text:style-name="T1">B</text:span>524, <text:s/><text:span text:style-name="T1">V</text:span>107</text:p>
      <text:p text:style-name="P1"><text:span text:style-name="T1">B</text:span>525, <text:span text:style-name="T1">V</text:span>108</text:p>
      <text:p text:style-name="P1"><text:span text:style-name="T1">B</text:span>526, <text:span text:style-name="T1">V</text:span>109</text:p>
      <text:p text:style-name="P1"><text:span text:style-name="T1">B</text:span>527, <text:span text:style-name="T1">V</text:span>110</text:p>
      <text:p text:style-name="P1"><text:span text:style-name="T1">B</text:span>528, <text:span text:style-name="T1">V</text:span>111</text:p>
      <text:p text:style-name="P1"><text:span text:style-name="T1">B</text:span>529, <text:span text:style-name="T1">V</text:span>112</text:p>
      <text:p text:style-name="P8"/>
      <text:p text:style-name="P8"/>
      <text:p text:style-name="P9">Codax:</text:p>
      <text:p text:style-name="P2"><text:span text:style-name="T1">B</text:span>1278</text:p>
      <text:p text:style-name="P3"><text:span text:style-name="T1">B</text:span>1279</text:p>
      <text:p text:style-name="P3"><text:span text:style-name="T1">B</text:span>1280</text:p>
      <text:p text:style-name="P3"><text:span text:style-name="T1">B</text:span>1281</text:p>
      <text:p text:style-name="P3"><text:span text:style-name="T1">B</text:span>1282</text:p>
      <text:p text:style-name="P3"><text:span text:style-name="T1">B</text:span>1283</text:p>
      <text:p text:style-name="P3"><text:span text:style-name="T1">B</text:span>1284</text:p>
      <text:p text:style-name="P8"/>
      <text:p text:style-name="P8"/>
      <text:p text:style-name="P9">Pávia:</text:p>
      <text:p text:style-name="P2"><text:span text:style-name="T1">B</text:span>1330bis, <text:span text:style-name="T1">V</text:span>937</text:p>
      <text:p text:style-name="P8"/>
      <text:p text:style-name="P8"/>
      <text:p text:style-name="P9">Johan de Leon:</text:p>
      <text:p text:style-name="P4"><text:span text:style-name="T1">B</text:span>116, <text:span text:style-name="T1">V</text:span>707</text:p>
      <text:p text:style-name="P5"><text:span text:style-name="T1">B</text:span>1117, <text:span text:style-name="T1">V</text:span>708</text:p>
      <text:p text:style-name="P8"/>
      <text:p text:style-name="P8"/>
      <text:p text:style-name="P9">Estevan da Guarda:</text:p>
      <text:p text:style-name="P6"><text:span text:style-name="T1">B</text:span>1300, <text:span text:style-name="T1">V</text:span>904</text:p>
      <text:p text:style-name="P7"><text:span text:style-name="T1">B</text:span>1330bis, <text:span text:style-name="T1">V</text:span>905</text:p>
      <text:p text:style-name="P7"><text:span text:style-name="T1">B</text:span>1301, <text:span text:style-name="T1">V</text:span>906</text:p>
      <text:p text:style-name="P7"><text:span text:style-name="T1">B</text:span>1302, <text:span text:style-name="T1">V</text:span>907</text:p>
      <text:p text:style-name="P7"><text:span text:style-name="T1">B</text:span>1303, <text:span text:style-name="T1">V</text:span>908</text:p>
      <text:p text:style-name="P7"><text:span text:style-name="T1">B</text:span>1304, <text:span text:style-name="T1">V</text:span>909</text:p>
      <text:p text:style-name="P7"><text:span text:style-name="T1">B</text:span>1305, <text:span text:style-name="T1">V</text:span>910</text:p>
      <text:p text:style-name="P7"><text:span text:style-name="T1">B</text:span>1306, <text:span text:style-name="T1">V</text:span>911</text:p>
      <text:p text:style-name="P7"><text:span text:style-name="T1">B</text:span>1307, <text:span text:style-name="T1">V</text:span>912</text:p>
      <text:p text:style-name="P7"><text:span text:style-name="T1">B</text:span>1308, <text:span text:style-name="T1">V</text:span>913</text:p>
      <text:p text:style-name="P7"><text:span text:style-name="T1">B</text:span>1309, <text:span text:style-name="T1">V</text:span>914</text:p>
      <text:p text:style-name="P7"><text:span text:style-name="T1">B</text:span>1310, <text:span text:style-name="T1">V</text:span>915</text:p>
      <text:p text:style-name="P7"/>
      <text:p text:style-name="P7"/>
      <text:p text:style-name="P7"/>
      <text:p text:style-name="P14"><text:soft-page-break/>Transcripcións de V:</text:p>
      <text:p text:style-name="P12"><text:span text:style-name="T1">V</text:span>2</text:p>
      <text:p text:style-name="P12"><text:span text:style-name="T1">V</text:span>3</text:p>
      <text:p text:style-name="P12"><text:span text:style-name="T1">V</text:span>5</text:p>
      <text:p text:style-name="P12"><text:span text:style-name="T1">V</text:span>6</text:p>
      <text:p text:style-name="P12"><text:span text:style-name="T1">V</text:span>29</text:p>
      <text:p text:style-name="P12"><text:span text:style-name="T1">V</text:span>30</text:p>
      <text:p text:style-name="P12"><text:span text:style-name="T1">V</text:span>31r-32</text:p>
      <text:p text:style-name="P12"><text:span text:style-name="T1">V</text:span>33</text:p>
      <text:p text:style-name="P12"><text:span text:style-name="T1">V</text:span>34</text:p>
      <text:p text:style-name="P12"><text:span text:style-name="T1">V</text:span>35</text:p>
      <text:p text:style-name="P12"><text:span text:style-name="T1">V</text:span>36</text:p>
      <text:p text:style-name="P12"><text:span text:style-name="T1">V</text:span>40</text:p>
      <text:p text:style-name="P12"><text:span text:style-name="T1">V</text:span>42</text:p>
      <text:p text:style-name="P12"><text:span text:style-name="T1">V</text:span>43</text:p>
      <text:p text:style-name="P12"><text:span text:style-name="T1">V</text:span>44</text:p>
      <text:p text:style-name="P12"><text:span text:style-name="T1">V</text:span>45</text:p>
      <text:p text:style-name="P12"><text:span text:style-name="T1">V</text:span>46</text:p>
      <text:p text:style-name="P12"><text:span text:style-name="T1">V</text:span>47</text:p>
      <text:p text:style-name="P12"><text:span text:style-name="T1">V</text:span>48</text:p>
      <text:p text:style-name="P12"><text:span text:style-name="T1">V</text:span>49</text:p>
      <text:p text:style-name="P12"><text:span text:style-name="T1">V</text:span>50</text:p>
      <text:p text:style-name="P12"><text:span text:style-name="T1">V</text:span>51</text:p>
      <text:p text:style-name="P12"><text:span text:style-name="T1">V</text:span>52</text:p>
      <text:p text:style-name="P12"><text:span text:style-name="T1">V</text:span>53</text:p>
      <text:p text:style-name="P12"><text:span text:style-name="T1">V</text:span>563</text:p>
      <text:p text:style-name="P12"><text:span text:style-name="T1">V</text:span>564</text:p>
      <text:p text:style-name="P12"><text:span text:style-name="T1">V</text:span>565</text:p>
      <text:p text:style-name="P12"><text:span text:style-name="T1">V</text:span>566</text:p>
      <text:p text:style-name="P12"><text:span text:style-name="T1">V</text:span>567</text:p>
      <text:p text:style-name="P12"><text:span text:style-name="T1">V</text:span>568</text:p>
      <text:p text:style-name="P12"><text:span text:style-name="T1">V</text:span>569</text:p>
      <text:p text:style-name="P12"><text:span text:style-name="T1">V</text:span>570</text:p>
      <text:p text:style-name="P12"><text:span text:style-name="T1">V</text:span>582</text:p>
      <text:p text:style-name="P12"><text:span text:style-name="T1">V</text:span>583</text:p>
      <text:p text:style-name="P12"><text:span text:style-name="T1">V</text:span>584</text:p>
      <text:p text:style-name="P13"><text:span text:style-name="T1">V</text:span>585</text:p>
      <text:p text:style-name="P12"><text:span text:style-name="T1">V</text:span>586</text:p>
      <text:p text:style-name="P12"><text:span text:style-name="T1">V</text:span>587</text:p>
      <text:p text:style-name="P12"><text:span text:style-name="T1">V</text:span>579</text:p>
      <text:p text:style-name="P12"><text:span text:style-name="T1">V</text:span>581</text:p>
      <text:p text:style-name="P13"><text:span text:style-name="T1">V</text:span>8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23:48:29.897358638</meta:creation-date>
    <dc:date>2015-03-31T12:56:42.446077085</dc:date>
    <meta:editing-duration>PT4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76" meta:word-count="105" meta:character-count="490" meta:non-whitespace-character-count="460"/>
  </office:meta>
</office:document-meta>
</file>